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Bitstream Vera Sans Mono" fo:font-size="14pt" style:text-underline-style="solid" style:text-underline-width="auto" style:text-underline-color="font-color" officeooo:rsid="001dd787" officeooo:paragraph-rsid="001dd787" style:font-size-asian="12.25pt" style:font-size-complex="14pt"/>
    </style:style>
    <style:style style:name="P2" style:family="paragraph" style:parent-style-name="Standard">
      <style:paragraph-properties fo:line-height="100%"/>
      <style:text-properties style:font-name="Bitstream Vera Sans Mono" fo:font-size="12pt" style:text-underline-style="none" officeooo:rsid="001dd787" officeooo:paragraph-rsid="001dd787" style:font-size-asian="10.5pt" style:font-size-complex="12pt"/>
    </style:style>
    <style:style style:name="P3" style:family="paragraph" style:parent-style-name="Standard" style:master-page-name="">
      <style:paragraph-properties fo:margin-left="0in" fo:margin-right="0in" fo:line-height="100%" fo:text-indent="0.4835in" style:auto-text-indent="false" style:page-number="auto"/>
      <style:text-properties style:font-name="Bitstream Vera Sans Mono" fo:font-size="12pt" style:text-underline-style="none" officeooo:rsid="001dd787" officeooo:paragraph-rsid="001dd787" style:font-size-asian="10.5pt" style:font-size-complex="12pt"/>
    </style:style>
    <style:style style:name="P4" style:family="paragraph" style:parent-style-name="Standard">
      <style:paragraph-properties fo:margin-left="0in" fo:margin-right="0in" fo:line-height="100%" fo:text-indent="0.4835in" style:auto-text-indent="false"/>
      <style:text-properties style:font-name="Bitstream Vera Sans Mono" fo:font-size="12pt" style:text-underline-style="none" officeooo:rsid="001dd787" officeooo:paragraph-rsid="001dd787" style:font-size-asian="10.5pt" style:font-size-complex="12pt"/>
    </style:style>
    <style:style style:name="P5" style:family="paragraph" style:parent-style-name="Standard">
      <style:paragraph-properties fo:margin-left="0in" fo:margin-right="0in" fo:line-height="200%" fo:text-indent="0in" style:auto-text-indent="false"/>
      <style:text-properties style:font-name="Bitstream Vera Sans Mono" fo:font-size="12pt" style:text-underline-style="none" officeooo:rsid="001dd787" officeooo:paragraph-rsid="001dd787" style:font-size-asian="10.5pt" style:font-size-complex="12pt"/>
    </style:style>
    <style:style style:name="P6" style:family="paragraph" style:parent-style-name="Standard">
      <style:paragraph-properties fo:margin-left="0in" fo:margin-right="0in" fo:line-height="200%" fo:text-indent="0in" style:auto-text-indent="false"/>
      <style:text-properties style:font-name="Bitstream Vera Sans Mono" fo:font-size="12pt" style:text-underline-style="none" officeooo:rsid="001dfc08" officeooo:paragraph-rsid="001dfc08" style:font-size-asian="10.5pt" style:font-size-complex="12pt"/>
    </style:style>
    <style:style style:name="T1" style:family="text">
      <style:text-properties officeooo:rsid="001dfc08"/>
    </style:style>
    <style:style style:name="T2" style:family="text">
      <style:text-properties officeooo:rsid="001eed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WND: Sound Above Windows NT Drivers</text:p>
      <text:p text:style-name="P2">Contents:</text:p>
      <text:p text:style-name="P3">Description</text:p>
      <text:p text:style-name="P4">Specifications</text:p>
      <text:p text:style-name="P3"><text:tab/>Features</text:p>
      <text:p text:style-name="P4">Software Used</text:p>
      <text:p text:style-name="P4"/>
      <text:p text:style-name="P5">Description:</text:p>
      <text:p text:style-name="P5"><text:tab/>SAWND is intended to be a lightweight application allowing users to decide on an application basis which audio device to output sound. <text:s/>Currently, Windows classifies audio and applications into two categories: communication and not-communication. <text:s/>This lack of control results in users unable to maximize their audio experience. <text:s/><text:span text:style-name="T1">In addition, from this centralized point, users can also customize their audio experience by varying aspects of the sound output and optimizing playback for the best listening experience possible.</text:span></text:p>
      <text:p text:style-name="P5"/>
      <text:p text:style-name="P6">Specifications: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11:45:44.691000000</meta:creation-date>
    <meta:generator>LibreOffice/4.1.3.2$Windows_x86 LibreOffice_project/70feb7d99726f064edab4605a8ab840c50ec57a</meta:generator>
    <dc:date>2014-08-05T11:59:30.062000000</dc:date>
    <meta:editing-duration>PT6M29S</meta:editing-duration>
    <meta:editing-cycles>3</meta:editing-cycles>
    <meta:document-statistic meta:table-count="0" meta:image-count="0" meta:object-count="0" meta:page-count="1" meta:paragraph-count="10" meta:word-count="90" meta:character-count="648" meta:non-whitespace-character-count="561"/>
  </office:meta>
</office:document-meta>
</file>